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1" style:family="text">
      <style:text-properties officeooo:rsid="00168a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span text:style-name="T1">While using binary search on a linked list is technically possible, it not worthwhile implementing. <text:s/>Because traversing a linked list involves starting at the beginning Node and moving through each subsequent Node one at a time until the target data is found, using a binary search function is computationally inefficient. <text:s/>Since a binary search algorithm starts in the middle of the data set, it would have to traverse N/2 Nodes in order to begin its search, whereas using a data structure such as vector would allow the algorithm to access the middle element immediately. <text:s/>This is why using linked list would not be a good idea to implement if binary search is required. <text:s/>Because the binary search function must traverse at most N elements with each iteration (this worst-case scenario occurs when the searched-for data is greater than the element in the last Node), the time-complexity of using a binary search algorithm on a linked list is O(N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09:53:20.642178888</meta:creation-date>
    <meta:print-date>2018-05-08T10:04:10.401511240</meta:print-date>
    <dc:date>2018-05-08T10:06:27.339207104</dc:date>
    <meta:editing-duration>PT2M26S</meta:editing-duration>
    <meta:editing-cycles>1</meta:editing-cycles>
    <meta:document-statistic meta:table-count="0" meta:image-count="0" meta:object-count="0" meta:page-count="1" meta:paragraph-count="1" meta:word-count="158" meta:character-count="950" meta:non-whitespace-character-count="788"/>
    <meta:generator>LibreOffice/5.4.6.2$Linux_X86_64 LibreOffice_project/40$Build-2</meta:generator>
  </office:meta>
</office:document-meta>
</file>